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FreeSans" svg:font-family="FreeSans" style:font-family-generic="swiss"/>
    <style:font-face style:name="Liberation Sans" svg:font-family="'Liberation Sans'" style:font-family-generic="swiss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c5d65" officeooo:paragraph-rsid="000c5d65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d" fo:country="ID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pure <text:conditional-text text:condition="ooow:true" text:string-value-if-true="commercial" text:string-value-if-false="">commercial</text:conditional-text> work does not expect any return</text:p>
      <text:p text:style-name="P1"><office:annotation><dc:creator>Unknown Author</dc:creator><dc:date>2016-10-25T01:00:35.188178857</dc:date><text:p text:style-name="P2"><text:span text:style-name="T1">do text for i in range(3)</text:span></text:p></office:annotation>It just aims at being spread without any limitation (<text:conditional-text text:condition="ooow:true" text:string-value-if-true="i" text:string-value-if-false="">i</text:conditional-text>)</text:p>
      <text:p text:style-name="P1"><office:annotation><dc:creator>Unknown Author</dc:creator><dc:date>2016-10-25T01:01:10.318231429</dc:date><text:p text:style-name="P2"><text:span text:style-name="T1">do text if not beingPaidForIt</text:span></text:p></office:annotation>You may obtain results as weird as http://nullid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FreeSans" svg:font-family="FreeSans" style:font-family-generic="swiss"/>
    <style:font-face style:name="Liberation Sans" svg:font-family="'Liberation Sans'" style:font-family-generic="swiss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00:49:53.584897055</meta:creation-date>
    <dc:date>2016-10-25T01:14:42.000842393</dc:date>
    <meta:editing-duration>PT24M52S</meta:editing-duration>
    <meta:editing-cycles>5</meta:editing-cycles>
    <meta:generator>LibreOffice/5.1.5.2$Linux_x86 LibreOffice_project/10m0$Build-2</meta:generator>
    <meta:document-statistic meta:table-count="0" meta:image-count="0" meta:object-count="0" meta:page-count="1" meta:paragraph-count="3" meta:word-count="27" meta:character-count="156" meta:non-whitespace-character-count="132"/>
  </office:meta>
</office:document-meta>
</file>